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6a33" officeooo:paragraph-rsid="00016a33"/>
    </style:style>
    <style:style style:name="P2" style:family="paragraph" style:parent-style-name="Preformatted_20_Text">
      <style:paragraph-properties fo:margin-top="0cm" fo:margin-bottom="0.499cm" loext:contextual-spacing="false"/>
      <style:text-properties officeooo:paragraph-rsid="00016a33"/>
    </style:style>
    <style:style style:name="P3" style:family="paragraph" style:parent-style-name="Standard">
      <style:paragraph-properties fo:margin-top="0cm" fo:margin-bottom="0.499cm" loext:contextual-spacing="false"/>
    </style:style>
    <style:style style:name="P4" style:family="paragraph" style:parent-style-name="Text_20_body">
      <style:paragraph-properties fo:margin-top="0cm" fo:margin-bottom="0.499cm" loext:contextual-spacing="false"/>
      <style:text-properties officeooo:rsid="00016a33" officeooo:paragraph-rsid="00016a33"/>
    </style:style>
    <style:style style:name="P5" style:family="paragraph" style:parent-style-name="Text_20_body">
      <style:paragraph-properties fo:margin-top="0cm" fo:margin-bottom="0.499cm" loext:contextual-spacing="false" fo:text-align="center" style:justify-single-word="false"/>
      <style:text-properties style:font-name="Century Schoolbook L" fo:font-weight="bold" officeooo:rsid="0003f6b9" officeooo:paragraph-rsid="0003f6b9" style:font-weight-asian="bold" style:font-weight-complex="bold"/>
    </style:style>
    <style:style style:name="P6" style:family="paragraph" style:parent-style-name="Text_20_body">
      <style:text-properties officeooo:rsid="00016a33" officeooo:paragraph-rsid="00016a33"/>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officeooo:rsid="0003f6b9" officeooo:paragraph-rsid="0003f6b9"/>
    </style:style>
    <style:style style:name="T1" style:family="text">
      <style:text-properties officeooo:rsid="00016a33"/>
    </style:style>
    <style:style style:name="T2" style:family="text">
      <style:text-properties fo:font-weight="bold" style:font-weight-asian="bold" style:font-weight-complex="bold"/>
    </style:style>
    <style:style style:name="T3" style:family="text">
      <style:text-properties fo:font-weight="bold" officeooo:rsid="0003f6b9" style:font-weight-asian="bold"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bold" officeooo:rsid="00016a33" style:font-size-asian="12pt" style:font-weight-asian="bold" style:font-size-complex="12pt" style:font-weight-complex="bold"/>
    </style:style>
    <style:style style:name="T6" style:family="text">
      <style:text-properties fo:font-size="12pt" fo:font-weight="bold" officeooo:rsid="0003f6b9"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03f6b9" style:font-size-asian="12pt" style:font-size-complex="12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03f6b9"/>
    </style:style>
    <style:style style:name="T12" style:family="text">
      <style:text-properties officeooo:rsid="00054445"/>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6"/></text:p>
      <text:p text:style-name="P5"><text:span text:style-name="T8">N</text:span><text:span text:style-name="T7">ETWORKING QUIZ ASSIGNMENT</text:span></text:p>
      <text:p text:style-name="P4"><text:span text:style-name="T6">Q.1) </text:span>Explain what and how the below command does what it does: </text:p>
      <text:section text:style-name="Sect1" text:name="question_50_question_text">
        <text:p text:style-name="P7">printf 'HEAD / HTTP/1.1\r\nHost: <text:a xlink:type="simple" xlink:href="http://en.wikipedia.org/" office:target-frame-name="_blank" xlink:show="new" text:style-name="Internet_20_link" text:visited-style-name="Visited_20_Internet_20_Link">en.wikipedia.org</text:a> r\n\r\n' | nc <text:a xlink:type="simple" xlink:href="http://en.wikipedia.org/" office:target-frame-name="_blank" xlink:show="new" text:style-name="Internet_20_link" text:visited-style-name="Visited_20_Internet_20_Link">en.wikipedia.org</text:a> 80</text:p>
      </text:section>
      <text:p text:style-name="P3"><text:span text:style-name="T5">Your Answer: </text:span></text:p>
      <text:p text:style-name="Text_20_body">The given command has two commands piped together, the first part that is before pipe - <text:span text:style-name="Strong_20_Emphasis"><text:span text:style-name="T9">printf 'HEAD / HTTP/1.1\r\nHost: </text:span></text:span><text:a xlink:type="simple" xlink:href="http://en.wikipedia.org/" office:target-frame-name="_blank" xlink:show="new" text:style-name="Internet_20_link" text:visited-style-name="Visited_20_Internet_20_Link"><text:span text:style-name="Strong_20_Emphasis"><text:span text:style-name="T9">en.wikipedia.org </text:span></text:span></text:a><text:span text:style-name="Strong_20_Emphasis"><text:span text:style-name="T9">\r\n\r\n'</text:span></text:span> , printf command is similar to echo command, the difference being that printf recogniszes the tab and space characters and prints them accordingly while the echo command prints the characters as it is. Now 'HEAD' is a HTTP verb, which request asks a given server to reply with the document headers, in this case we form a string for  performing a HTTP request on <text:span text:style-name="Strong_20_Emphasis">en.wikipedia.org</text:span> (the hostname whose webpae we want to see) via netcat which is used to connect to servers, hence HTTP string is formed here that when passed to a server would provide the website headers as response. </text:p>
      <text:p text:style-name="Text_20_body">The command post pipe is -<text:span text:style-name="Strong_20_Emphasis"><text:span text:style-name="T9"> nc </text:span></text:span><text:a xlink:type="simple" xlink:href="http://en.wikipedia.org/" office:target-frame-name="_blank" xlink:show="new" text:style-name="Internet_20_link" text:visited-style-name="Visited_20_Internet_20_Link"><text:span text:style-name="Strong_20_Emphasis"><text:span text:style-name="T9">en.wikipedia.org</text:span></text:span></text:a><text:span text:style-name="Strong_20_Emphasis"><text:span text:style-name="T9"> 80</text:span></text:span><text:span text:style-name="T9"> </text:span>  here the 'nv' command is used to connect to a server(here server is en.wikipedia.org) and the service used is defined by '80' which indicates http service. Thus the input given in as a string is passed on to the server which accepts it as a http and returns the header document.</text:p>
      <text:p text:style-name="Text_20_body">The command is piped because though nc can connect to a server but cannot pass strings directly, hence an output is created for nc using the printf command.</text:p>
      <text:p text:style-name="Text_20_body">Therefore the final output gives us the header details of the webpage(of hostname)</text:p>
      <text:p text:style-name="P8"><text:span text:style-name="T4"/></text:p>
      <text:p text:style-name="P6"><text:span text:style-name="T3">Q.2)</text:span>How will you modify the above command to fetch the contents of www.rediff.com</text:p>
      <text:p text:style-name="P3"><text:span text:style-name="T2">Your Answer:</text:span> </text:p>
      <text:p text:style-name="Text_20_body"><text:span text:style-name="T12">I</text:span>n order to fetch data, we will simply change the HEAD verb to GET verb and change the hostname and server address to <text:a xlink:type="simple" xlink:href="http://www.rediff.com/" office:target-frame-name="_blank" xlink:show="new" text:style-name="Internet_20_link" text:visited-style-name="Visited_20_Internet_20_Link">www.rediff.com (Links to an external site.)</text:a></text:p>
      <text:p text:style-name="Text_20_body">Thus final command is</text:p>
      <text:p text:style-name="Text_20_body"><text:span text:style-name="Strong_20_Emphasis"><text:span text:style-name="Source_20_Text">printf "GET / HTTP/1.1\r\nHost: www.rediff.com\r\n\r\n" | nc www.rediff.com 80</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1:23:35.644882236</meta:creation-date>
    <meta:editing-duration>PT18M28S</meta:editing-duration>
    <meta:editing-cycles>3</meta:editing-cycles>
    <meta:generator>LibreOffice/5.1.6.2$Linux_X86_64 LibreOffice_project/10m0$Build-2</meta:generator>
    <dc:date>2017-06-22T11:52:13.438717084</dc:date>
    <meta:document-statistic meta:table-count="0" meta:image-count="0" meta:object-count="0" meta:page-count="1" meta:paragraph-count="13" meta:word-count="308" meta:character-count="1835" meta:non-whitespace-character-count="1533"/>
  </office:meta>
</office:document-meta>
</file>